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In Sample</text:p>
          </table:table-cell>
          <table:covered-table-cell table:style-name="Default"/>
          <table:covered-table-cell table:number-columns-repeated="2"/>
          <table:table-cell table:style-name="ce1" office:value-type="string" calcext:value-type="string" table:number-columns-spanned="4" table:number-rows-spanned="1">
            <text:p>Out of Sample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Lookback Perio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nchmar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nchmark</text:p>
          </table:table-cell>
        </table:table-row>
        <table:table-row table:style-name="ro1">
          <table:table-cell office:value-type="string" calcext:value-type="string">
            <text:p>Cumulative Return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21603" calcext:value-type="float">
            <text:p>0.21603</text:p>
          </table:table-cell>
          <table:table-cell office:value-type="float" office:value="-0.08357" calcext:value-type="float">
            <text:p>-0.08357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85001" calcext:value-type="float">
            <text:p>0.008500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08516" calcext:value-type="float">
            <text:p>0.000851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-0.0001374" calcext:value-type="float">
            <text:p>-0.000137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Highlighted = currently not correct with current value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23:43:40.788721392</meta:creation-date>
    <dc:date>2021-04-16T02:11:48.309573027</dc:date>
    <meta:editing-duration>PT2H17M27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